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79cm"/>
    </style:style>
    <style:style style:name="gr2" style:family="graphic" style:parent-style-name="standard">
      <style:graphic-properties draw:stroke="solid" svg:stroke-width="0cm" svg:stroke-color="#000000" draw:marker-start-width="0.161cm" draw:marker-end-width="0.161cm" draw:stroke-linejoin="round" draw:fill="solid" draw:fill-color="#ffffcc" draw:textarea-horizontal-align="left" draw:textarea-vertical-align="middle" draw:auto-grow-height="false" fo:padding-top="0.117cm" fo:padding-bottom="0.117cm" fo:padding-left="0.237cm" fo:padding-right="0.237cm" fo:wrap-option="no-wrap"/>
    </style:style>
    <style:style style:name="gr3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.518cm" fo:min-width="3.31cm"/>
    </style:style>
    <style:style style:name="gr4" style:family="graphic" style:parent-style-name="standard">
      <style:graphic-properties draw:marker-end="Arrowheads_20_1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stroke="none" draw:marker-end="Arrowheads_20_1" draw:fill="none" fo:min-height="2.193cm"/>
    </style:style>
    <style:style style:name="gr6" style:family="graphic" style:parent-style-name="standard" style:list-style-name="L2">
      <style:graphic-properties draw:stroke="none" draw:fill="none" fo:min-height="3cm"/>
    </style:style>
    <style:style style:name="gr7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8" style:family="graphic" style:parent-style-name="standard" style:list-style-name="L2">
      <style:graphic-properties draw:stroke="none" draw:fill="none" fo:min-height="3cm"/>
    </style:style>
    <style:style style:name="gr9" style:family="graphic" style:parent-style-name="standard" style:list-style-name="L2">
      <style:graphic-properties draw:stroke="none" draw:fill="none" fo:min-height="3cm"/>
    </style:style>
    <style:style style:name="gr10" style:family="graphic" style:parent-style-name="standard">
      <style:graphic-properties svg:stroke-width="0.025cm" svg:stroke-color="#800000" draw:marker-start-width="0.237cm" draw:marker-end="Arrowheads_20_1" draw:marker-end-width="0.337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76cm" svg:stroke-color="#800000" draw:marker-start-width="0.314cm" draw:marker-end="Arrowheads_20_1" draw:marker-end-width="0.414cm" draw:textarea-horizontal-align="center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svg:stroke-width="0.076cm" svg:stroke-color="#008000" draw:marker-start-width="0.314cm" draw:marker-end="Arrowheads_20_1" draw:marker-end-width="0.414cm" draw:textarea-horizontal-align="center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.922cm" fo:min-width="3.3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13.1000003814697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 style:font-independent-line-spacing="true"/>
      <style:text-properties fo:font-size="13.1000003814697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0pt" style:font-size-complex="10pt"/>
    </style:style>
    <style:style style:name="P6" style:family="paragraph">
      <style:paragraph-properties fo:margin-left="0cm" fo:margin-right="0cm" fo:line-height="93%" fo:text-indent="0cm" style:punctuation-wrap="simple"/>
    </style:style>
    <style:style style:name="P7" style:family="paragraph">
      <style:paragraph-properties fo:margin-left="0cm" fo:margin-right="0cm" fo:line-height="93%" fo:text-indent="0cm" style:punctuation-wrap="simple"/>
      <style:text-properties fo:font-size="14.3999996185303pt" style:font-size-asian="12pt" style:font-size-complex="12pt"/>
    </style:style>
    <style:style style:name="P8" style:family="paragraph">
      <style:paragraph-properties fo:margin-left="0cm" fo:margin-right="0cm" fo:line-height="93%" fo:text-indent="0cm" style:punctuation-wrap="simple"/>
      <style:text-properties fo:font-size="12pt" style:font-size-asian="12pt" style:font-size-complex="12pt"/>
    </style:style>
    <style:style style:name="P9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style:font-size-asian="10pt" style:font-size-complex="10pt"/>
    </style:style>
    <style:style style:name="P13" style:family="paragraph">
      <style:paragraph-properties fo:margin-left="0cm" fo:margin-right="0cm" fo:line-height="93%" fo:text-align="start" fo:text-indent="0cm" style:punctuation-wrap="simple"/>
    </style:style>
    <style:style style:name="T1" style:family="text">
      <style:text-properties fo:font-size="10.8999996185303pt"/>
    </style:style>
    <style:style style:name="T2" style:family="text">
      <style:text-properties fo:font-family="'Times New Roman'" style:font-family-generic="roman" style:font-pitch="variable" fo:font-size="10.8999996185303pt" fo:font-weight="bold" style:font-weight-asian="bold" style:font-weight-complex="bold"/>
    </style:style>
    <style:style style:name="T3" style:family="text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5" style:family="text">
      <style:text-properties fo:color="#000000" fo:font-family="'Times New Roman'" style:font-family-generic="roman" style:font-pitch="variable" fo:font-size="8pt" fo:language="it" fo:country="IT" style:font-size-asian="8pt" style:font-size-complex="8pt"/>
    </style:style>
    <style:style style:name="T6" style:family="text">
      <style:text-properties fo:color="#000000" fo:font-family="'Times New Roman'" style:font-family-generic="roman" style:font-pitch="variable" fo:font-size="8pt" fo:language="it" fo:country="IT" fo:font-weight="bold" style:font-size-asian="8pt" style:font-weight-asian="bold" style:font-size-complex="8pt" style:font-weight-complex="bold"/>
    </style:style>
    <style:style style:name="T7" style:family="text">
      <style:text-properties fo:color="#000000" fo:font-family="'Times New Roman'" style:font-family-generic="roman" style:font-pitch="variable" fo:font-size="6pt" fo:language="it" fo:country="IT" style:font-size-asian="6pt" style:font-size-complex="6pt"/>
    </style:style>
    <style:style style:name="T8" style:family="text">
      <style:text-properties fo:color="#000000" fo:font-family="'Times New Roman'" style:font-family-generic="roman" style:font-pitch="variable" fo:font-size="12pt" fo:language="it" fo:country="I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family="'Times New Roman'" style:font-family-generic="roman" style:font-pitch="variable" fo:font-size="10pt" fo:language="it" fo:country="I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family="'Times New Roman'" style:font-family-generic="roman" style:font-pitch="variable" fo:font-size="10pt" fo:language="it" fo:country="I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54cm" svg:height="1.329cm" svg:x="12.7cm" svg:y="1.719cm">
          <draw:text-box>
            <text:p><text:span text:style-name="T1"/></text:p>
            <text:p><text:span text:style-name="T1"/></text:p>
          </draw:text-box>
        </draw:frame>
        <draw:custom-shape draw:style-name="gr2" draw:text-style-name="P3" draw:layer="layout" svg:width="1.905cm" svg:height="1.524cm" svg:x="12.7cm" svg:y="7.62cm">
          <text:p text:style-name="P2"><text:span text:style-name="T2">Respons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5" draw:layer="layout" svg:width="5.08cm" svg:height="1.029cm" svg:x="0cm" svg:y="14.211cm">
          <draw:text-box>
            <text:p text:style-name="P4"><text:span text:style-name="T3">Policy Configuration File</text:span></text:p>
            <text:p text:style-name="P4"><text:span text:style-name="T4"><text:s/></text:span></text:p>
          </draw:text-box>
        </draw:frame>
        <draw:custom-shape draw:style-name="gr4" draw:text-style-name="P4" draw:layer="layout" svg:width="1.27cm" svg:height="2.54cm" svg:x="0.635cm" svg:y="11.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2.54cm" svg:height="2.531cm" svg:x="0.635cm" svg:y="11.43cm">
          <draw:text-box>
            <text:p text:style-name="P6"><text:span text:style-name="T5"/></text:p>
            <text:p text:style-name="P6"><text:span text:style-name="T6">Policy 1</text:span></text:p>
            <text:p text:style-name="P6"><text:span text:style-name="T6">Policy 2</text:span></text:p>
            <text:p text:style-name="P6"><text:span text:style-name="T6">…</text:span><text:span text:style-name="T6">..</text:span></text:p>
            <text:p text:style-name="P6"><text:span text:style-name="T6">…</text:span><text:span text:style-name="T6">..</text:span></text:p>
            <text:p text:style-name="P6"><text:span text:style-name="T6">…</text:span><text:span text:style-name="T6">..</text:span></text:p>
            <text:p text:style-name="P6"><text:span text:style-name="T6">Policy n</text:span></text:p>
            <text:p text:style-name="P6"><text:span text:style-name="T7"/></text:p>
          </draw:text-box>
        </draw:frame>
        <draw:frame draw:style-name="gr6" draw:text-style-name="P9" draw:layer="layout" svg:width="3.81cm" svg:height="3.25cm" svg:x="6.35cm" svg:y="6.985cm">
          <draw:text-box>
            <text:p text:style-name="P8"><text:span text:style-name="T8"><text:s text:c="4"/></text:span><text:span text:style-name="T8">&lt;Policy n-1&gt;</text:span></text:p>
            <text:p text:style-name="P8"><text:span text:style-name="T8"><text:s text:c="6"/></text:span><text:span text:style-name="T8">&lt;Target n-1&gt;</text:span></text:p>
            <text:p text:style-name="P8"><text:span text:style-name="T8"><text:s text:c="10"/>… <text:s text:c="23"/></text:span><text:span text:style-name="T8">&lt;/Target n-1&gt;</text:span></text:p>
            <text:p text:style-name="P8"><text:span text:style-name="T8"><text:s text:c="4"/></text:span><text:span text:style-name="T8">&lt;/Policy n-1&gt;</text:span></text:p>
          </draw:text-box>
        </draw:frame>
        <draw:custom-shape draw:style-name="gr7" draw:text-style-name="P10" draw:layer="layout" svg:width="3.81cm" svg:height="3.81cm" svg:x="6.35cm" svg:y="6.3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8" draw:text-style-name="P11" draw:layer="layout" svg:width="3.175cm" svg:height="3.25cm" svg:x="6.985cm" svg:y="11.43cm">
          <draw:text-box>
            <text:p text:style-name="P6"><text:span text:style-name="T9"/></text:p>
            <text:p text:style-name="P6"><text:span text:style-name="T8">&lt;Policy n&gt;</text:span></text:p>
            <text:p text:style-name="P6"><text:span text:style-name="T8"><text:s text:c="2"/></text:span><text:span text:style-name="T8">&lt;Target&gt;</text:span></text:p>
            <text:p text:style-name="P6"><text:span text:style-name="T8"><text:s text:c="10"/>… <text:s text:c="12"/></text:span><text:span text:style-name="T8">&lt;/Target&gt;</text:span></text:p>
            <text:p text:style-name="P6"><text:span text:style-name="T8">&lt;/Policy n&gt;</text:span></text:p>
          </draw:text-box>
        </draw:frame>
        <draw:custom-shape draw:style-name="gr7" draw:text-style-name="P10" draw:layer="layout" svg:width="3.81cm" svg:height="3.81cm" svg:x="6.35cm" svg:y="10.79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9" draw:text-style-name="P12" draw:layer="layout" svg:width="3.81cm" svg:height="3.25cm" svg:x="6.985cm" svg:y="1.195cm">
          <draw:text-box>
            <text:p text:style-name="P6"><text:span text:style-name="T10"><text:s/></text:span></text:p>
            <text:p text:style-name="P6"><text:span text:style-name="T8">&lt;Policy 1&gt;</text:span></text:p>
            <text:p text:style-name="P6"><text:span text:style-name="T8"><text:s text:c="3"/></text:span><text:span text:style-name="T8">&lt;Target 1&gt;</text:span></text:p>
            <text:p text:style-name="P6"><text:span text:style-name="T8"><text:s text:c="10"/>… <text:s text:c="13"/></text:span><text:span text:style-name="T8">&lt;/Target 1&gt;</text:span></text:p>
            <text:p text:style-name="P6"><text:span text:style-name="T8">&lt;/Policy 1&gt;</text:span></text:p>
          </draw:text-box>
        </draw:frame>
        <draw:custom-shape draw:style-name="gr7" draw:text-style-name="P10" draw:layer="layout" svg:width="3.81cm" svg:height="3.81cm" svg:x="6.35cm" svg:y="0.63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0" draw:text-style-name="P4" draw:layer="layout" svg:x1="1.27cm" svg:y1="8.89cm" svg:x2="1.27cm" svg:y2="11.43cm">
          <text:p/>
        </draw:line>
        <draw:line draw:style-name="gr11" draw:text-style-name="P4" draw:layer="layout" svg:x1="2.54cm" svg:y1="5.715cm" svg:x2="6.35cm" svg:y2="3.175cm">
          <text:p/>
        </draw:line>
        <draw:line draw:style-name="gr12" draw:text-style-name="P4" draw:layer="layout" svg:x1="3.175cm" svg:y1="6.985cm" svg:x2="6.35cm" svg:y2="6.985cm">
          <text:p/>
        </draw:line>
        <draw:line draw:style-name="gr11" draw:text-style-name="P4" draw:layer="layout" svg:x1="2.54cm" svg:y1="8.255cm" svg:x2="6.35cm" svg:y2="11.43cm">
          <text:p/>
        </draw:line>
        <draw:frame draw:style-name="gr13" draw:layer="layout" svg:width="2.54cm" svg:height="0.962cm" svg:x="6.985cm" svg:y="4.753cm">
          <draw:text-box>
            <text:p>….......</text:p>
          </draw:text-box>
        </draw:frame>
        <draw:custom-shape draw:style-name="gr2" draw:text-style-name="P3" draw:layer="layout" svg:width="2.54cm" svg:height="3.175cm" svg:x="0.635cm" svg:y="5.715cm">
          <text:p text:style-name="P13"><text:span text:style-name="T9"><text:s/></text:span></text:p>
          <text:p text:style-name="P13"><text:span text:style-name="T9">&lt;Request&gt;</text:span></text:p>
          <text:p text:style-name="P13"><text:span text:style-name="T9"><text:s text:c="2"/></text:span><text:span text:style-name="T9">&lt;Target&gt;</text:span></text:p>
          <text:p text:style-name="P13"><text:span text:style-name="T9"><text:s text:c="5"/></text:span><text:span text:style-name="T9">... <text:s text:c="5"/></text:span></text:p>
          <text:p text:style-name="P13"><text:span text:style-name="T9"><text:s text:c="3"/></text:span><text:span text:style-name="T9">&lt;/Target&gt;</text:span></text:p>
          <text:p text:style-name="P13"><text:span text:style-name="T9"><text:s/></text:span><text:span text:style-name="T9">&lt;/Request&gt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5" draw:layer="layout" svg:width="5.08cm" svg:height="1.418cm" svg:x="1.905cm" svg:y="3.662cm">
          <draw:text-box>
            <text:p text:style-name="P4"><text:span text:style-name="T3">Target matching </text:span></text:p>
            <text:p text:style-name="P4"><text:span text:style-name="T3">Test</text:span></text:p>
            <text:p text:style-name="P4"><text:span text:style-name="T4"><text:s/></text:span></text:p>
          </draw:text-box>
        </draw:frame>
        <draw:frame draw:style-name="gr3" draw:text-style-name="P5" draw:layer="layout" svg:width="5.08cm" svg:height="1.807cm" svg:x="1.27cm" svg:y="8.988cm">
          <draw:text-box>
            <text:p text:style-name="P4"><text:span text:style-name="T4"/></text:p>
            <text:p text:style-name="P4"><text:span text:style-name="T3">Load applicable </text:span></text:p>
            <text:p text:style-name="P4"><text:span text:style-name="T3">policies</text:span></text:p>
            <text:p text:style-name="P4"><text:span text:style-name="T4"><text:s/></text:span></text:p>
          </draw:text-box>
        </draw:frame>
        <draw:frame draw:style-name="gr14" draw:text-style-name="P5" draw:layer="layout" svg:width="4.445cm" svg:height="1.172cm" svg:x="9.525cm" svg:y="8.353cm">
          <draw:text-box>
            <text:p text:style-name="P4"><text:span text:style-name="T3"><text:s text:c="2"/></text:span><text:span text:style-name="T3">The applicable</text:span></text:p>
            <text:p text:style-name="P4"><text:span text:style-name="T3"><text:s/></text:span><text:span text:style-name="T3">Policy is selected</text:span></text:p>
          </draw:text-box>
        </draw:frame>
        <draw:line draw:style-name="gr12" draw:text-style-name="P4" draw:layer="layout" svg:x1="10.16cm" svg:y1="8.255cm" svg:x2="12.065cm" svg:y2="8.255cm">
          <text:p/>
        </draw:line>
        <draw:frame draw:style-name="gr3" draw:text-style-name="P5" draw:layer="layout" svg:width="5.08cm" svg:height="1.418cm" svg:x="3.175cm" svg:y="5.715cm">
          <draw:text-box>
            <text:p text:style-name="P4"><text:span text:style-name="T3">Target matching </text:span></text:p>
            <text:p text:style-name="P4"><text:span text:style-name="T3">Test</text:span></text:p>
            <text:p text:style-name="P4"><text:span text:style-name="T4"><text:s/></text:span></text:p>
          </draw:text-box>
        </draw:frame>
        <draw:frame draw:style-name="gr3" draw:text-style-name="P5" draw:layer="layout" svg:width="5.08cm" svg:height="1.418cm" svg:x="3.175cm" svg:y="8.255cm">
          <draw:text-box>
            <text:p text:style-name="P4"><text:span text:style-name="T3">Target matching </text:span></text:p>
            <text:p text:style-name="P4"><text:span text:style-name="T3">Test</text:span></text:p>
            <text:p text:style-name="P4"><text:span text:style-name="T4"><text:s/>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13.715cm" svg:height="2.544cm" svg:x="0.76cm" svg:y="0.605cm" presentation:class="title" presentation:placeholder="true">
        <draw:text-box/>
      </draw:frame>
      <draw:frame presentation:style-name="Default-outline1" draw:layer="backgroundobjects" svg:width="13.715cm" svg:height="10.058cm" svg:x="0.76cm" svg:y="3.565cm" presentation:class="outline" presentation:placeholder="true">
        <draw:text-box/>
      </draw:frame>
      <draw:frame presentation:style-name="Mpr1" draw:text-style-name="MP1" draw:layer="backgroundobjects" svg:width="3.55cm" svg:height="1.051cm" svg:x="0.76cm" svg:y="13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83cm" svg:height="1.051cm" svg:x="5.211cm" svg:y="13.88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55cm" svg:height="1.051cm" svg:x="10.925cm" svg:y="13.88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19T11:10:26</meta:creation-date>
    <meta:editing-duration>PT08H20M37S</meta:editing-duration>
    <meta:editing-cycles>30</meta:editing-cycles>
    <dc:date>2011-09-19T23:14:20</dc:date>
    <dc:creator>elkateb </dc:creator>
    <meta:generator>OpenOffice.org/3.2$Linux OpenOffice.org_project/320m19$Build-9505</meta:generator>
    <meta:document-statistic meta:object-count="46"/>
  </office:meta>
</office:document-meta>
</file>